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701C4BCCFC3AB9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b474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7702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f34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8cb" style:text-blinking="false" fo:background-color="#e8e8e8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5f110" style:text-blinking="false" fo:background-color="#e8e8e8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7790d" style:text-blinking="false" fo:background-color="#e8e8e8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84692" style:text-blinking="false" fo:background-color="#e8e8e8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97f2a" style:text-blinking="false" fo:background-color="#e8e8e8" loext:char-shading-value="0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ae532" style:text-blinking="false" fo:background-color="#e8e8e8" loext:char-shading-value="0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c254e" style:text-blinking="false" fo:background-color="#e8e8e8" loext:char-shading-value="0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12">T-2304</text:span></text:a><text:a xlink:type="simple" xlink:href="javascript:ST(7438,7439)" text:style-name="Internet_20_link" text:visited-style-name="Visited_20_Internet_20_Link"><text:span text:style-name="T1">:EXP_MOV_MAT_RF17/18/19_</text:span></text:a><text:span text:style-name="T10">1</text:span><text:span text:style-name="T11">1</text:span>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3.531cm" draw:z-index="1"><draw:image xlink:href="Pictures/10000000000004A5000000F701C4BCCFC3AB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4:18:51.037000000</dc:date>
    <meta:editing-duration>PT2H36M53S</meta:editing-duration>
    <meta:editing-cycles>11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32" meta:non-whitespace-character-count="32"/>
  </office:meta>
</office:document-meta>
</file>